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265.2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32.66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58.51pt" fo:break-before="auto" style:use-optimal-row-height="false"/>
    </style:style>
    <style:style style:name="ro12" style:family="table-row">
      <style:table-row-properties style:row-height="61.51pt" fo:break-before="auto" style:use-optimal-row-height="false"/>
    </style:style>
    <style:style style:name="ro13" style:family="table-row">
      <style:table-row-properties style:row-height="60.75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57.74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67.49pt" fo:break-before="auto" style:use-optimal-row-height="false"/>
    </style:style>
    <style:style style:name="ro2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fo:font-size="9pt" style:font-size-asian="9pt" style:font-size-complex="9pt"/>
    </style:style>
    <style:style style:name="T5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input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3">
            <text:p>Intefata Login</text:p>
          </table:table-cell>
          <table:table-cell table:style-name="ce45" office:value-type="string" calcext:value-type="string">
            <text:p> TC01 </text:p>
            <text:p> Logare cu user și parolă valide</text:p>
            <text:p/>
          </table:table-cell>
          <table:table-cell table:style-name="ce13" office:value-type="string" calcext:value-type="string">
            <text:p>P1</text:p>
          </table:table-cell>
          <table:table-cell table:style-name="ce54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2" office:value-type="string" calcext:value-type="string">
            <text:p>1. Deschide Aplicatia: <text:a xlink:href="http://www.soucedemo.com/" xlink:type="simple">www.soucedemo.com</text:a></text:p>
            <text:p>2. Introdu in campul Username: standard_user</text:p>
            <text:p>3. Introdu in campul Password: secret_sauce</text:p>
            <text:p>4. Apasa pe butonul Login</text:p>
            <text:p/>
            <text:p/>
          </table:table-cell>
          <table:table-cell table:style-name="ce65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9" office:value-type="string" calcext:value-type="string">
            <text:p>Acces pagina principala</text:p>
          </table:table-cell>
          <table:table-cell table:style-name="ce70" office:value-type="string" calcext:value-type="string">
            <text:p>Acces pagina principala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covered-table-cell table:style-name="ce7"/>
          <table:table-cell table:style-name="ce8" office:value-type="string" calcext:value-type="string">
            <text:p>TC02  </text:p>
            <text:p>Logare cu user valid și parolă invalidă</text:p>
          </table:table-cell>
          <table:table-cell table:style-name="ce13" office:value-type="string" calcext:value-type="string">
            <text:p>p1</text:p>
          </table:table-cell>
          <table:table-cell table:style-name="ce47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text:span text:style-name="T4">Lebron_j</text:span></text:p>
            <text:p><text:span text:style-name="T1">4. Apasa pe butonul Login</text:span></text:p>
          </table:table-cell>
          <table:table-cell table:style-name="ce79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70" office:value-type="string" calcext:value-type="string">
            <text:p>Error message:</text:p>
            <text:p>“Epic sadface: Username and password do not match any user in this service”</text:p>
          </table:table-cell>
          <table:table-cell table:style-name="ce70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4">
          <table:covered-table-cell table:style-name="ce7"/>
          <table:table-cell table:style-name="ce9" office:value-type="string" calcext:value-type="string">
            <text:p>TC03 </text:p>
            <text:p>Logare cu user invalid și parolă validă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secret_sauce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secret_sauce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><text:span text:style-name="T3">secret_sauce,</text:span></text:p>
            <text:p><text:span text:style-name="T3">Lebron_j</text:span></text:p>
            <text:p/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TC04</text:p>
            <text:p>Logare cu user și parolă invalid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Alex_M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Alex_M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/>
            <text:p><text:span text:style-name="T3">Alex_M,</text:span></text:p>
            <text:p><text:span text:style-name="T3">Lebron_j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26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5 </text:p>
            <text:p>Logare cu user gol și parolă validă</text:p>
          </table:table-cell>
          <table:table-cell table:style-name="ce13" office:value-type="string" calcext:value-type="string">
            <text:p>p1</text:p>
          </table:table-cell>
          <table:table-cell table:style-name="ce56" office:value-type="string" calcext:value-type="string">
            <text:p>secret_sauce</text:p>
          </table:table-cell>
          <table:table-cell table:style-name="ce55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/text:p>
            <text:p><text:span text:style-name="T1">3. Introdu in campul Password: secret_sauce</text:span></text:p>
            <text:p><text:span text:style-name="T1">4. Apasa pe butonul Login</text:span></text:p>
          </table:table-cell>
          <table:table-cell table:style-name="ce57" office:value-type="string" calcext:value-type="string">
            <text:p>secret_sauce</text:p>
          </table:table-cell>
          <table:table-cell table:style-name="ce70" office:value-type="string" calcext:value-type="string">
            <text:p>Error message:</text:p>
            <text:p> “Epic sadface: Username is required”</text:p>
          </table:table-cell>
          <table:table-cell table:style-name="ce90" office:value-type="string" calcext:value-type="string">
            <text:p><text:span text:style-name="T5">Error message:</text:span></text:p>
            <text:p><text:span text:style-name="T5"> “Epic sadface: Username is 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6 </text:p>
            <text:p>Logare cu user valid și parolă goală</text:p>
          </table:table-cell>
          <table:table-cell table:style-name="ce13" office:value-type="string" calcext:value-type="string">
            <text:p>p1</text:p>
          </table:table-cell>
          <table:table-cell table:style-name="ce57" office:value-type="string" calcext:value-type="string">
            <text:p>problem_user</text:p>
          </table:table-cell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57" office:value-type="string" calcext:value-type="string">
            <text:p>problem_user</text:p>
          </table:table-cell>
          <table:table-cell table:style-name="ce70" office:value-type="string" calcext:value-type="string">
            <text:p>Error message: <text:s/>“Epic sadface: Password is required”</text:p>
          </table:table-cell>
          <table:table-cell table:style-name="ce90" office:value-type="string" calcext:value-type="string">
            <text:p>Error message: <text:s/>“Epic sadface: Password is required”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6">
          <table:table-cell table:style-name="ce4"/>
          <table:table-cell table:style-name="ce9" office:value-type="string" calcext:value-type="string">
            <text:p>TC07</text:p>
            <text:p>.Logare cu user și parolă goale</text:p>
          </table:table-cell>
          <table:table-cell table:style-name="ce14" office:value-type="string" calcext:value-type="string">
            <text:p>p1</text:p>
          </table:table-cell>
          <table:table-cell table:style-name="ce58"/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66"/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required”</text:span></text:p>
          </table:table-cell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</text:span></text:p>
            <text:p><text:span text:style-name="T6">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14"/>
          <table:table-cell table:style-name="ce17" office:value-type="string" calcext:value-type="string">
            <text:p/>
            <text:p/>
          </table:table-cell>
          <table:table-cell table:style-name="ce64"/>
          <table:table-cell table:style-name="ce67"/>
          <table:table-cell table:style-name="ce25" table:number-columns-repeated="2"/>
          <table:table-cell table:style-name="ce27"/>
          <table:table-cell table:style-name="ce30"/>
          <table:table-cell table:number-columns-repeated="1014"/>
        </table:table-row>
        <table:table-row table:style-name="ro1">
          <table:table-cell table:style-name="ce25" office:value-type="string" calcext:value-type="string">
            <text:p>Pagina Principala</text:p>
          </table:table-cell>
          <table:table-cell table:style-name="ce8" office:value-type="string" calcext:value-type="string">
            <text:p>TC08 </text:p>
            <text:p>Adăugare produs în coș</text:p>
          </table:table-cell>
          <table:table-cell table:style-name="ce14" office:value-type="string" calcext:value-type="string">
            <text:p>p1</text:p>
          </table:table-cell>
          <table:table-cell table:style-name="ce60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</text:p>
            <text:p>Adaugat in cos</text:p>
          </table:table-cell>
          <table:table-cell table:style-name="ce72" office:value-type="string" calcext:value-type="string">
            <text:p><text:span text:style-name="T1">Produsul sa fie </text:span></text:p>
            <text:p><text:span text:style-name="T1">Adaugat in cos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TC09 </text:p>
            <text:p>Adăugare 6 produse în coș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4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Cele 6 produse sa fie</text:p>
            <text:p>Prezente in cos</text:p>
          </table:table-cell>
          <table:table-cell table:style-name="ce25" office:value-type="string" calcext:value-type="string">
            <text:p>Se pot adauga doar 3</text:p>
            <text:p> produse.</text:p>
            <text:p>Produsele care pot fi </text:p>
            <text:p>Selectate sunt:</text:p>
            <text:p>-Sauce Labs Backpack</text:p>
            <text:p>-Sauce Labs Bike Light</text:p>
            <text:p>-Sauce Labs Onesie</text:p>
          </table:table-cell>
          <table:table-cell table:style-name="ce27" office:value-type="string" calcext:value-type="string">
            <text:p>Fail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0</text:p>
            <text:p>Sortare produse descrescător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high to low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 </text:p>
            <text:p>In ordine descrescatoare</text:p>
            <text:p>In functie de pret</text:p>
          </table:table-cell>
          <table:table-cell table:style-name="ce72" office:value-type="string" calcext:value-type="string">
            <text:p>Prousele raman in</text:p>
            <text:p>Aceeasi ordine fara </text:p>
            <text:p>A se filtra in functie de</text:p>
            <text:p>Pret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TC11</text:p>
            <text:p>Sortare produse crescător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low to high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<text:span text:style-name="T1">Produsele sa fie anrajate</text:span></text:p>
            <text:p><text:span text:style-name="T1">In ordine crescatoare</text:span></text:p>
            <text:p><text:span text:style-name="T1">In functie de pret</text:span></text:p>
          </table:table-cell>
          <table:table-cell table:style-name="ce72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functie de</text:span></text:p>
            <text:p><text:span text:style-name="T1">Pret</text:span>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2</text:p>
            <text:p>Sortare produse A-Z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A to Z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 </text:p>
            <text:p>A-Z</text:p>
            <text:p/>
          </table:table-cell>
          <table:table-cell table:style-name="ce72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ordine </text:span></text:p>
            <text:p><text:span text:style-name="T1">Alfabetica de la A-Z</text:span></text:p>
          </table:table-cell>
          <table:table-cell table:style-name="ce94" office:value-type="string" calcext:value-type="string">
            <text:p>Fail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014"/>
        </table:table-row>
        <table:table-row table:style-name="ro10">
          <table:table-cell table:style-name="ce5"/>
          <table:table-cell table:style-name="ce10" office:value-type="string" calcext:value-type="string">
            <text:p>TC13</text:p>
            <text:p>Sortare produse Z-A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eoblem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Z to A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</text:p>
            <text:p>Z-A</text:p>
          </table:table-cell>
          <table:table-cell table:style-name="ce5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ordine </text:span></text:p>
            <text:p><text:span text:style-name="T1">Alfabetica de la Z-A</text:span></text:p>
          </table:table-cell>
          <table:table-cell table:style-name="ce95" office:value-type="string" calcext:value-type="string">
            <text:p>Fail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1014"/>
        </table:table-row>
        <table:table-row table:style-name="ro11">
          <table:table-cell table:style-name="ce5"/>
          <table:table-cell table:style-name="ce10" office:value-type="string" calcext:value-type="string">
            <text:p>TC14</text:p>
            <text:p>Inlaturare produs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butonul “Remove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inlaturat</text:p>
            <text:p>Din cos</text:p>
          </table:table-cell>
          <table:table-cell table:style-name="ce72" office:value-type="string" calcext:value-type="string">
            <text:p>Odata apasat butonul</text:p>
            <text:p>De Remove nu se </text:p>
            <text:p>Intampla nimic</text:p>
          </table:table-cell>
          <table:table-cell table:style-name="ce94" office:value-type="string" calcext:value-type="string">
            <text:p>Fail</text:p>
          </table:table-cell>
          <table:table-cell table:style-name="ce113" office:value-type="float" office:value="6" calcext:value-type="float">
            <text:p>6</text:p>
          </table:table-cell>
          <table:table-cell table:number-columns-repeated="1014"/>
        </table:table-row>
        <table:table-row table:style-name="ro12">
          <table:table-cell table:style-name="ce5"/>
          <table:table-cell table:style-name="ce10" office:value-type="string" calcext:value-type="string">
            <text:p>TC15</text:p>
            <text:p>Inlaturare 6 produse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o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  <text:p><text:span text:style-name="T1">7.Inlatura cele 6 produse apasand butounul “Remove” pentru fiecare</text:span></text:p>
          </table:table-cell>
          <table:table-cell table:style-name="ce68" office:value-type="string" calcext:value-type="string">
            <text:p><text:span text:style-name="T3">secret_so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rodusele sa fie inlaturate</text:p>
            <text:p>Din cos</text:p>
          </table:table-cell>
          <table:table-cell table:style-name="ce72" office:value-type="string" calcext:value-type="string">
            <text:p>Produsele nu se pot </text:p>
            <text:p>Adauga in cos.</text:p>
          </table:table-cell>
          <table:table-cell table:style-name="ce106" office:value-type="string" calcext:value-type="string">
            <text:p>Blocked</text:p>
          </table:table-cell>
          <table:table-cell table:style-name="ce113" office:value-type="float" office:value="6" calcext:value-type="float">
            <text:p>6</text:p>
          </table:table-cell>
          <table:table-cell table:number-columns-repeated="1014"/>
        </table:table-row>
        <table:table-row table:style-name="ro13">
          <table:table-cell table:style-name="ce5"/>
          <table:table-cell table:style-name="ce10" office:value-type="string" calcext:value-type="string">
            <text:p>TC16</text:p>
            <text:p>Accesare pagină detalii produs prin imagine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Click pe poza unui produs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agina detalii produs </text:p>
            <text:p>Trebuie sa fie deschisa</text:p>
          </table:table-cell>
          <table:table-cell table:style-name="ce100" office:value-type="string" calcext:value-type="string">
            <text:p><text:span text:style-name="T1">Pagina detalii produs </text:span></text:p>
            <text:p><text:span text:style-name="T1">Se deschide</text:span></text:p>
          </table:table-cell>
          <table:table-cell table:style-name="ce10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14" office:value-type="string" calcext:value-type="string">
            <text:p>p1</text:p>
          </table:table-cell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25" office:value-type="string" calcext:value-type="string">
            <text:p>Coș de Cumpărături</text:p>
          </table:table-cell>
          <table:table-cell table:style-name="ce9" office:value-type="string" calcext:value-type="string">
            <text:p>TC17</text:p>
            <text:p>Accesare buton "Continue Shopping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ontinue Shopping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agina principala trebuie</text:p>
            <text:p>Sa se deschida in urma</text:p>
            <text:p>Executarii pasilor</text:p>
          </table:table-cell>
          <table:table-cell table:style-name="ce72" office:value-type="string" calcext:value-type="string">
            <text:p>Pagina principala se</text:p>
            <text:p>Se deschide in urma</text:p>
            <text:p>Executarii pasilor </text:p>
          </table:table-cell>
          <table:table-cell table:style-name="ce109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8" office:value-type="string" calcext:value-type="string">
            <text:p>TC18</text:p>
            <text:p>Accesare buton "Checkout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agina de Checkout </text:p>
            <text:p>Trebuie sa se deschida</text:p>
            <text:p>In urma executarii pasilor</text:p>
          </table:table-cell>
          <table:table-cell table:style-name="ce72" office:value-type="string" calcext:value-type="string">
            <text:p>Pagina de Checkout</text:p>
            <text:p>Se deschide</text:p>
          </table:table-cell>
          <table:table-cell table:style-name="ce10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3"/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43" office:value-type="string" calcext:value-type="string">
            <text:p>Checkout</text:p>
          </table:table-cell>
          <table:table-cell table:style-name="ce8" office:value-type="string" calcext:value-type="string">
            <text:p>TC19</text:p>
            <text:p><text:span text:style-name="T1">Completare câmpuri First Name, Last Name valide si necompletarea campului Zip/Postal Code</text:span></text:p>
          </table:table-cell>
          <table:table-cell table:style-name="ce14" office:value-type="string" calcext:value-type="string">
            <text:p>p1</text:p>
          </table:table-cell>
          <table:table-cell table:style-name="ce74" office:value-type="string" calcext:value-type="string">
            <text:p><text:span text:style-name="T3">secret_sauce,</text:span></text:p>
            <text:p><text:span text:style-name="T3">problem_user</text:span></text:p>
            <text:p><text:span text:style-name="T3">Alexandru,</text:span></text:p>
            <text:p><text:span text:style-name="T3">Mihai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Zip/Postal Code</text:span></text:p>
          </table:table-cell>
          <table:table-cell table:style-name="ce74" office:value-type="string" calcext:value-type="string">
            <text:p><text:span text:style-name="T3">secret_sauce,</text:span></text:p>
            <text:p><text:span text:style-name="T3">problem_user</text:span></text:p>
            <text:p><text:span text:style-name="T3">Alexandru,</text:span></text:p>
            <text:p><text:span text:style-name="T3">Mihai</text:span></text:p>
          </table:table-cell>
          <table:table-cell table:style-name="ce61" office:value-type="string" calcext:value-type="string">
            <text:p><text:span text:style-name="T3">Afisarea mesajul de </text:span></text:p>
            <text:p><text:span text:style-name="T3">Eroare:</text:span></text:p>
            <text:p><text:span text:style-name="T3">Error: Postal Code is</text:span></text:p>
            <text:p><text:span text:style-name="T3"> required</text:span></text:p>
            <text:p/>
          </table:table-cell>
          <table:table-cell table:style-name="ce72" office:value-type="string" calcext:value-type="string">
            <text:p>Nu se poate completa </text:p>
            <text:p>Campul Last Name </text:p>
            <text:p>Textul se duce in </text:p>
            <text:p>Campul First Name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1014"/>
        </table:table-row>
        <table:table-row table:style-name="ro15">
          <table:table-cell table:style-name="ce5"/>
          <table:table-cell table:style-name="ce10" office:value-type="string" calcext:value-type="string">
            <text:p>TC20</text:p>
            <text:p>Completare câmpurilor First Name, Zip/Postal Code valide si necompletarea campului Last Name 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Zip/Postal Code valid</text:span></text:p>
            <text:p><text:span text:style-name="T1">11. Necompletarea campului La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5" office:value-type="string" calcext:value-type="string">
            <text:p>Afisarea mesajul de  </text:p>
            <text:p>Eroare:</text:p>
            <text:p>Error: Last Name is</text:p>
            <text:p> required</text:p>
            <text:p/>
          </table:table-cell>
          <table:table-cell table:style-name="ce73" office:value-type="string" calcext:value-type="string">
            <text:p>Se afiseaza mesajul:</text:p>
            <text:p>Last Name is required</text:p>
          </table:table-cell>
          <table:table-cell table:style-name="ce110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9" office:value-type="string" calcext:value-type="string">
            <text:p>TC21</text:p>
            <text:p>Completare câmpurilor Last Name si Zip/Postal Code valide si necompletarea campului First Name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Last Name valid</text:span></text:p>
            <text:p><text:span text:style-name="T1">10. Completarea campul Zip/Postal Code valid</text:span></text:p>
            <text:p><text:span text:style-name="T1">11. Necompletarea campului Fir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72" office:value-type="string" calcext:value-type="string">
            <text:p><text:span text:style-name="T1">Afisarea mesajul de  </text:span></text:p>
            <text:p>Errore: First Name is </text:p>
            <text:p>Required</text:p>
          </table:table-cell>
          <table:table-cell table:style-name="ce72" office:value-type="string" calcext:value-type="string">
            <text:p><text:span text:style-name="T1">Nu se poate completa </text:span></text:p>
            <text:p><text:span text:style-name="T1">Campul Last Name </text:span></text:p>
            <text:p><text:span text:style-name="T1">Textul se duce in </text:span></text:p>
            <text:p><text:span text:style-name="T1">Campul First Name</text:span></text:p>
          </table:table-cell>
          <table:table-cell table:style-name="ce110" office:value-type="string" calcext:value-type="string">
            <text:p>Blocked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1014"/>
        </table:table-row>
        <table:table-row table:style-name="ro16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73"/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7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8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9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20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31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11" table:number-columns-repeated="1015" table:default-cell-style-name="ce6"/>
        <table:table-row table:style-name="ro22">
          <table:table-cell table:style-name="ce32" office:value-type="string" calcext:value-type="string">
            <text:p>Total tests</text:p>
          </table:table-cell>
          <table:table-cell table:style-name="ce32" office:value-type="string" calcext:value-type="string">
            <text:p>Nb of Pass test</text:p>
          </table:table-cell>
          <table:table-cell table:style-name="ce32" office:value-type="string" calcext:value-type="string">
            <text:p>Nb of Failed test</text:p>
          </table:table-cell>
          <table:table-cell table:style-name="ce32" office:value-type="string" calcext:value-type="string">
            <text:p>Nb. Of Blocked tests</text:p>
          </table:table-cell>
          <table:table-cell table:style-name="ce32" office:value-type="string" calcext:value-type="string">
            <text:p>Total test covered</text:p>
          </table:table-cell>
          <table:table-cell table:style-name="ce32" office:value-type="string" calcext:value-type="string">
            <text:p>Blocked Tests%</text:p>
          </table:table-cell>
          <table:table-cell table:style-name="ce32" office:value-type="string" calcext:value-type="string">
            <text:p>Failed test%</text:p>
          </table:table-cell>
          <table:table-cell table:style-name="ce32" office:value-type="string" calcext:value-type="string">
            <text:p>Pass test %</text:p>
          </table:table-cell>
          <table:table-cell table:style-name="ce3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33" table:formula="of:=COUNTIF([$TestCases.B2:.B60];&quot;*&quot;)" office:value-type="float" office:value="21" calcext:value-type="float">
            <text:p>21</text:p>
          </table:table-cell>
          <table:table-cell table:style-name="ce33" table:formula="of:=COUNTIF([$TestCases.I2:.O60];&quot;Pass&quot;)" office:value-type="float" office:value="12" calcext:value-type="float">
            <text:p>12</text:p>
          </table:table-cell>
          <table:table-cell table:style-name="ce33" table:formula="of:=COUNTIF([$TestCases.I2:.I60];&quot;Fail&quot;)" office:value-type="float" office:value="7" calcext:value-type="float">
            <text:p>7</text:p>
          </table:table-cell>
          <table:table-cell table:style-name="ce33" table:formula="of:=COUNTIF([$TestCases.I2:.I60];&quot;Blocked&quot;)" office:value-type="float" office:value="2" calcext:value-type="float">
            <text:p>2</text:p>
          </table:table-cell>
          <table:table-cell table:style-name="ce33" table:formula="of:=[.B2]+[.C2]" office:value-type="float" office:value="19" calcext:value-type="float">
            <text:p>19</text:p>
          </table:table-cell>
          <table:table-cell table:style-name="ce34" table:formula="of:=([.D2]/[.A2])*100" office:value-type="float" office:value="9.52380952380952" calcext:value-type="float">
            <text:p>9.52</text:p>
          </table:table-cell>
          <table:table-cell table:style-name="ce35" table:formula="of:=([.C2]/[.A2])*100" office:value-type="float" office:value="33.3333333333333" calcext:value-type="float">
            <text:p>33.33</text:p>
          </table:table-cell>
          <table:table-cell table:style-name="ce34" table:formula="of:=([.B2]/[.A2])*100" office:value-type="float" office:value="57.1428571428571" calcext:value-type="float">
            <text:p>57.14</text:p>
          </table:table-cell>
          <table:table-cell table:style-name="ce36" table:formula="of:=(([.B2]+[.C2])/[.A2])*100" office:value-type="float" office:value="90.4761904761905" calcext:value-type="float">
            <text:p>90.48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42:21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5-05-24T00:42:13.972000000</dc:date>
    <meta:editing-cycles>9</meta:editing-cycles>
    <meta:editing-duration>PT1H43M35S</meta:editing-duration>
    <meta:generator>Neat_Office/6.2.8.2$Windows_x86 LibreOffice_project/</meta:generator>
    <meta:document-statistic meta:table-count="2" meta:cell-count="209" meta:object-count="0"/>
  </office:meta>
</office:document-meta>
</file>